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1faac"/>
    </style:style>
    <style:style style:name="P2" style:family="paragraph" style:parent-style-name="Text_20_body">
      <style:text-properties officeooo:paragraph-rsid="00223e43"/>
    </style:style>
    <style:style style:name="P3" style:family="paragraph" style:parent-style-name="Text_20_body">
      <style:text-properties officeooo:rsid="0027e0fb" officeooo:paragraph-rsid="002ae17a"/>
    </style:style>
    <style:style style:name="P4" style:family="paragraph" style:parent-style-name="Text_20_body">
      <style:text-properties officeooo:rsid="0029967e" officeooo:paragraph-rsid="0029967e"/>
    </style:style>
    <style:style style:name="P5" style:family="paragraph" style:parent-style-name="Text_20_body">
      <style:text-properties officeooo:rsid="0029967e" officeooo:paragraph-rsid="002ae17a"/>
    </style:style>
    <style:style style:name="P6" style:family="paragraph" style:parent-style-name="Text_20_body">
      <style:text-properties officeooo:rsid="002ca317" officeooo:paragraph-rsid="002ca317"/>
    </style:style>
    <style:style style:name="P7" style:family="paragraph" style:parent-style-name="Text_20_body">
      <style:text-properties officeooo:rsid="00202a30" officeooo:paragraph-rsid="0021faac"/>
    </style:style>
    <style:style style:name="T1" style:family="text">
      <style:text-properties fo:language="en" fo:country="US"/>
    </style:style>
    <style:style style:name="T2" style:family="text">
      <style:text-properties officeooo:rsid="00202a30"/>
    </style:style>
    <style:style style:name="T3" style:family="text">
      <style:text-properties officeooo:rsid="00223e43"/>
    </style:style>
    <style:style style:name="T4" style:family="text">
      <style:text-properties officeooo:rsid="0029967e"/>
    </style:style>
    <style:style style:name="T5" style:family="text">
      <style:text-properties officeooo:rsid="002ae17a"/>
    </style:style>
    <style:style style:name="T6" style:family="text">
      <style:text-properties officeooo:rsid="002da3d7"/>
    </style:style>
    <style:style style:name="T7" style:family="text">
      <style:text-properties officeooo:rsid="002e9a8a"/>
    </style:style>
    <style:style style:name="T8" style:family="text">
      <style:text-properties officeooo:rsid="00301f3a"/>
    </style:style>
    <style:style style:name="T9" style:family="text">
      <style:text-properties officeooo:rsid="0030fddb"/>
    </style:style>
    <style:style style:name="T10" style:family="text">
      <style:text-properties officeooo:rsid="0032cc59"/>
    </style:style>
    <style:style style:name="T11" style:family="text">
      <style:text-properties officeooo:rsid="0034bd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sult_box"/><text:span text:style-name="T1">Planning management</text:span> </text:h>
      <text:p text:style-name="Text_20_body"/>
      <text:p text:style-name="P1"><text:tab/><text:span text:style-name="T2">One of the purposes of this project is to learn how manage and plan our work. For this we have to use MS Project to indicate all the tasks we have to do, who does each one, and how long it will be. <text:s/>So how did we chose to do this ?</text:span></text:p>
      <text:p text:style-name="P7"><text:tab/>At the start of the project we <text:span text:style-name="T10">added</text:span> on MS Project all the deadlines that are demanding by the bill of the project. This deadlines are the differents reports (analysis, specifications, ..), the orals and the rendering of the code of the project. After this, each week we decide all tasks we will do for next week, then we add them on the planning and associated each one with the personn who will do it.</text:p>
      <text:p text:style-name="P2"><text:tab/><text:span text:style-name="T3">For the moment we don't plan the coding part because until we will have chose all the technologies we will use, there are many tasks that we can't estimate the length. The only one we do is to create a model of the game and its graphical interface to allow us to play the game. This will permit us to better understand the game and make easier the implementation of the artificial intelligence.</text:span></text:p>
      <text:p text:style-name="P4">The second part plan is the UML modeling, during the preparation of the next report we will <text:span text:style-name="T5">dedicate one week to it, with the specifications that we will define it will allow us to plan almost completely the coding of our project.</text:span></text:p>
      <text:p text:style-name="P2"/>
      <text:p text:style-name="P3"><text:tab/><text:span text:style-name="T4">Another important point is the role distribution, for the moment we have define 3 specifics roles : </text:span></text:p>
      <text:p text:style-name="P5">- Dan is the secretary. <text:span text:style-name="T8">It </text:span>means he has to organise the meeting<text:span text:style-name="T11">s</text:span> and <text:span text:style-name="T9">write</text:span> the<text:span text:style-name="T7">i</text:span>r reports.</text:p>
      <text:p text:style-name="P3">- <text:span text:style-name="T5">Gabriel is the master application, he has to the final decision about each point of the coding part.</text:span></text:p>
      <text:p text:style-name="P3">- <text:span text:style-name="T5">baptiste is in charge of the planning, it's him who sets the deadlines of every tasks, and who check that everything is doing in time.</text:span></text:p>
      <text:p text:style-name="P6">Moreover each people is archivist, all of us have to search <text:span text:style-name="T11">the</text:span> informations that we need to realize our software. <text:span text:style-name="T6">Those who don't have a special role for the moment will be responsible of one of the next repo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fo:background-color="transparent" style:shadow="none">
        <style:tab-stops/>
        <style:background-image/>
      </style:paragraph-properties>
      <style:text-properties style:font-name="Times New Roman"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4:30:48.597000000</meta:creation-date>
    <dc:date>2014-10-13T20:37:13.281000000</dc:date>
    <meta:editing-duration>PT2H30M57S</meta:editing-duration>
    <meta:editing-cycles>20</meta:editing-cycles>
    <meta:generator>LibreOffice/4.2.5.2$Windows_x86 LibreOffice_project/61cb170a04bb1f12e77c884eab9192be736ec5f5</meta:generator>
    <meta:document-statistic meta:table-count="0" meta:image-count="0" meta:object-count="0" meta:page-count="1" meta:paragraph-count="10" meta:word-count="362" meta:character-count="1922" meta:non-whitespace-character-count="1563"/>
  </office:meta>
</office:document-meta>
</file>